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Janvier</text:p>
          </table:table-cell>
          <table:table-cell office:value-type="string" calcext:value-type="string">
            <text:p>Février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Août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Octobre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Décembre</text:p>
          </table:table-cell>
        </table:table-row>
        <table:table-row table:style-name="ro1">
          <table:table-cell office:value-type="string" calcext:value-type="string">
            <text:p>Ai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sperg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uberg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sili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tterav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rot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éler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icoré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o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ou-rav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comb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riand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rnich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urg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urget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chalot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pin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enoui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raisier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ico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it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âch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l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ve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ign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nai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si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ivr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. de Ter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irea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di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14:29:21.414860151</meta:creation-date>
    <meta:generator>LibreOffice/5.2.7.2$Linux_ARM_EABI LibreOffice_project/20m0$Build-2</meta:generator>
    <dc:date>2019-11-24T16:04:02.949881398</dc:date>
    <meta:editing-duration>PT12M22S</meta:editing-duration>
    <meta:editing-cycles>1</meta:editing-cycles>
    <meta:document-statistic meta:table-count="1" meta:cell-count="45" meta:object-count="0"/>
  </office:meta>
</office:document-meta>
</file>